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</office:automatic-styles>
  <office:body>
    <office:text text:use-soft-page-breaks="true">
      <text:p text:style-name="P1">Robotics Course</text:p>
      <text:list text:style-name="LFO1" text:continue-numbering="true">
        <text:list-item>
          <text:p text:style-name="P2">Sensors</text:p>
          <text:list text:continue-numbering="true">
            <text:list-item>
              <text:p text:style-name="P3">Proximity</text:p>
              <text:list text:continue-numbering="true">
                <text:list-item>
                  <text:p text:style-name="P4">IR</text:p>
                  <text:list text:continue-numbering="true">
                    <text:list-item>
                      <text:p text:style-name="P5">Sensitive to electrical noise</text:p>
                    </text:list-item>
                  </text:list>
                </text:list-item>
                <text:list-item>
                  <text:p text:style-name="P6">Analog IR</text:p>
                </text:list-item>
                <text:list-item>
                  <text:p text:style-name="P7">Digital IR</text:p>
                </text:list-item>
                <text:list-item>
                  <text:p text:style-name="P8">Sonar</text:p>
                  <text:list text:continue-numbering="true">
                    <text:list-item>
                      <text:p text:style-name="P9">Bad with small round objects.</text:p>
                    </text:list-item>
                    <text:list-item>
                      <text:p text:style-name="P10">Relatively little noise</text:p>
                    </text:list-item>
                  </text:list>
                </text:list-item>
                <text:list-item>
                  <text:p text:style-name="P11">Line Sensors</text:p>
                </text:list-item>
              </text:list>
            </text:list-item>
            <text:list-item>
              <text:p text:style-name="P12">RGB<text:s/></text:p>
              <text:list text:continue-numbering="true">
                <text:list-item>
                  <text:p text:style-name="P13">HS YIL</text:p>
                </text:list-item>
                <text:list-item>
                  <text:p text:style-name="P14">Hue and<text:s/>saturations cones.</text:p>
                </text:list-item>
              </text:list>
            </text:list-item>
          </text:list>
        </text:list-item>
        <text:list-item>
          <text:p text:style-name="P15">Robot Quidd-ish</text:p>
          <text:list text:continue-numbering="true">
            <text:list-item>
              <text:p text:style-name="P16">Chaser<text:s/></text:p>
            </text:list-item>
          </text:list>
        </text:list-item>
        <text:list-item>
          <text:p text:style-name="P17">Budget: $<text:s/>100</text:p>
        </text:list-item>
        <text:list-item>
          <text:p text:style-name="P18">Repository is<text:s/>shared,<text:s/>and we will be using them for code and notebooks.<text:s/></text:p>
        </text:list-item>
        <text:list-item>
          <text:p text:style-name="P19">Notebook is the place where I (the individual) can talk about what I<text:s/>did.<text:s/></text:p>
        </text:list-item>
        <text:list-item>
          <text:p text:style-name="P20">Github will have four directories, ours is the team green directiory</text:p>
        </text:list-item>
        <text:list-item>
          <text:p text:style-name="P21">Coding</text:p>
          <text:list text:continue-numbering="true">
            <text:list-item>
              <text:p text:style-name="P22">At the top of code, have a comment box where we can reference any code that we use.<text:s/></text:p>
            </text:list-item>
            <text:list-item>
              <text:p text:style-name="P23">We will be using C as a language</text:p>
            </text:list-item>
            <text:list-item>
              <text:p text:style-name="P24">The file type is .ino</text:p>
            </text:list-item>
            <text:list-item>
              <text:p text:style-name="P25">I need the Arduino IDE</text:p>
            </text:list-item>
            <text:list-item>
              <text:p text:style-name="P26">My.sketch.ino</text:p>
            </text:list-item>
            <text:list-item>
              <text:p text:style-name="P27">My.header.h</text:p>
            </text:list-item>
          </text:list>
        </text:list-item>
        <text:list-item>
          <text:p text:style-name="P28">3D Modeling</text:p>
          <text:list text:continue-numbering="true">
            <text:list-item>
              <text:p text:style-name="P29">Programs</text:p>
              <text:list text:continue-numbering="true">
                <text:list-item>
                  <text:p text:style-name="P30">TinkerCAD</text:p>
                </text:list-item>
                <text:list-item>
                  <text:p text:style-name="P31">3D Slash</text:p>
                </text:list-item>
                <text:list-item>
                  <text:p text:style-name="P32">Sketchup</text:p>
                </text:list-item>
                <text:list-item>
                  <text:p text:style-name="P33"/>
                </text:list-item>
              </text:list>
            </text:list-item>
            <text:list-item>
              <text:p text:style-name="P34">Programming</text:p>
            </text:list-item>
            <text:list-item>
              <text:p text:style-name="P35">Graphical</text:p>
            </text:list-item>
            <text:list-item>
              <text:p text:style-name="P36">Text</text:p>
            </text:list-item>
          </text:list>
        </text:list-item>
        <text:list-item>
          <text:p text:style-name="P37">Questions</text:p>
          <text:list text:continue-numbering="true">
            <text:list-item>
              <text:p text:style-name="P38">Resources<text:s/>for</text:p>
              <text:list text:continue-numbering="true">
                <text:list-item>
                  <text:p text:style-name="P39">Learning<text:s/>about the flow of electricity</text:p>
                  <text:list text:continue-numbering="true">
                    <text:list-item>
                      <text:p text:style-name="P40">Arduino is a good resource<text:s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Ideas for Robot</text:p>
        </text:list-item>
        <text:list-item>
          <text:p text:style-name="P42"/>
          <text:list text:continue-numbering="true">
            <text:list-item>
              <text:p text:style-name="P43">Scoring: Use a deconstructed nerf gun that shoots the balls at the goal.</text:p>
            </text:list-item>
            <text:list-item>
              <text:p text:style-name="P44">Snake robot that slithers across the floor.<text:s/></text:p>
            </text:list-item>
          </text:list>
        </text:list-item>
        <text:list-item>
          <text:p text:style-name="P45">What does the team need</text:p>
          <text:list text:continue-numbering="true">
            <text:list-item>
              <text:p text:style-name="P46">Team Leader Responsibilities</text:p>
              <text:list text:continue-numbering="true">
                <text:list-item>
                  <text:p text:style-name="P47">Willing to guide and direct the team as the project progresses</text:p>
                </text:list-item>
                <text:list-item>
                  <text:p text:style-name="P48">Someone who will look at our schedules, and organize the times we will get together to work on the project</text:p>
                </text:list-item>
                <text:list-item>
                  <text:p text:style-name="P49">Create realistic build schedule that will allow us to hit our milestones on time</text:p>
                </text:list-item>
              </text:list>
            </text:list-item>
            <text:list-item>
              <text:p text:style-name="P50">Michael skolnick</text:p>
            </text:list-item>
            <text:list-item>
              <text:p text:style-name="P51">John mernacaj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Dadoly</meta:initial-creator>
    <dc:creator>Thomas Dadoly</dc:creator>
    <meta:creation-date>2019-01-28T17:55:00Z</meta:creation-date>
    <dc:date>2019-01-28T23:19:00Z</dc:date>
    <meta:template xlink:href="Normal.dotm" xlink:type="simple"/>
    <meta:editing-cycles>10</meta:editing-cycles>
    <meta:editing-duration>PT11700S</meta:editing-duration>
    <meta:document-statistic meta:page-count="2" meta:paragraph-count="2" meta:word-count="192" meta:character-count="1287" meta:row-count="9" meta:non-whitespace-character-count="1097"/>
  </office:meta>
</office:document-meta>
</file>